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8D623C5F287E007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MU Typewriter Text" svg:font-family="'CMU Typewriter Text'" style:font-adornments="Claro" style:font-family-generic="modern" style:font-pitch="variable"/>
    <style:font-face style:name="CMU Classical Serif" svg:font-family="'CMU Classical Serif'" style:font-adornments="Itálico" style:font-family-generic="roman" style:font-pitch="variable"/>
    <style:font-face style:name="CMU Serif" svg:font-family="'CMU Serif'" style:font-adornments="Itálico" style:font-family-generic="roman" style:font-pitch="variable"/>
    <style:font-face style:name="CMU Serif2" svg:font-family="'CMU Serif'" style:font-adornments="Negrito" style:font-family-generic="roman" style:font-pitch="variable"/>
    <style:font-face style:name="CMU Serif3" svg:font-family="'CMU Serif'" style:font-adornments="Regular" style:font-family-generic="roman" style:font-pitch="variable"/>
    <style:font-face style:name="CMU Serif1"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ítulo_20_Seção">
      <style:text-properties officeooo:paragraph-rsid="028da779"/>
    </style:style>
    <style:style style:name="P2" style:family="paragraph" style:parent-style-name="Autor_20_Cabeçalho">
      <style:text-properties fo:font-style="normal" officeooo:paragraph-rsid="02660fa1" style:font-style-asian="normal" style:font-style-complex="normal"/>
    </style:style>
    <style:style style:name="P3" style:family="paragraph" style:parent-style-name="Pré-título">
      <style:paragraph-properties fo:text-align="start" style:justify-single-word="false"/>
      <style:text-properties officeooo:paragraph-rsid="02742469"/>
    </style:style>
    <style:style style:name="P4" style:family="paragraph" style:parent-style-name="Título_20_do_20_relatório">
      <style:text-properties officeooo:paragraph-rsid="034a7d4e"/>
    </style:style>
    <style:style style:name="P5" style:family="paragraph" style:parent-style-name="Text_20_body">
      <loext:graphic-properties draw:fill="none"/>
      <style:paragraph-properties fo:margin-left="0.499cm" fo:margin-right="0.499cm" fo:margin-top="0cm" fo:margin-bottom="0cm" loext:contextual-spacing="false" fo:line-height="150%" fo:text-align="justify" style:justify-single-word="false" fo:text-indent="0cm" style:auto-text-indent="false" fo:background-color="transparent">
        <style:tab-stops/>
      </style:paragraph-properties>
      <style:text-properties officeooo:paragraph-rsid="03658104"/>
    </style:style>
    <style:style style:name="P6" style:family="paragraph" style:parent-style-name="Text_20_body">
      <loext:graphic-properties draw:fill="none"/>
      <style:paragraph-properties fo:margin-left="0.499cm" fo:margin-right="0.499cm" fo:margin-top="0cm" fo:margin-bottom="0cm" loext:contextual-spacing="false" fo:line-height="150%" fo:text-align="justify" style:justify-single-word="false" fo:text-indent="0cm" style:auto-text-indent="false" fo:background-color="transparent">
        <style:tab-stops/>
      </style:paragraph-properties>
      <style:text-properties officeooo:paragraph-rsid="0377b564"/>
    </style:style>
    <style:style style:name="P7" style:family="paragraph" style:parent-style-name="Text_20_body">
      <loext:graphic-properties draw:fill="none"/>
      <style:paragraph-properties fo:margin-left="0.499cm" fo:margin-right="0.499cm" fo:margin-top="0cm" fo:margin-bottom="0cm" loext:contextual-spacing="false" fo:line-height="150%" fo:text-align="justify" style:justify-single-word="false" fo:text-indent="0cm" style:auto-text-indent="false" fo:background-color="transparent">
        <style:tab-stops/>
      </style:paragraph-properties>
      <style:text-properties officeooo:paragraph-rsid="037dee29"/>
    </style:style>
    <style:style style:name="P8" style:family="paragraph" style:parent-style-name="Text_20_body">
      <loext:graphic-properties draw:fill="none"/>
      <style:paragraph-properties fo:margin-left="0.499cm" fo:margin-right="0.499cm" fo:margin-top="0cm" fo:margin-bottom="0cm" loext:contextual-spacing="false" fo:line-height="150%" fo:text-align="justify" style:justify-single-word="false" fo:text-indent="0cm" style:auto-text-indent="false" fo:background-color="transparent">
        <style:tab-stops/>
      </style:paragraph-properties>
      <style:text-properties officeooo:paragraph-rsid="038287a5"/>
    </style:style>
    <style:style style:name="P9" style:family="paragraph" style:parent-style-name="Text_20_body">
      <loext:graphic-properties draw:fill="none"/>
      <style:paragraph-properties fo:margin-left="0.499cm" fo:margin-right="0.499cm" fo:margin-top="0cm" fo:margin-bottom="0cm" loext:contextual-spacing="false" fo:line-height="150%" fo:text-align="justify" style:justify-single-word="false" fo:text-indent="0cm" style:auto-text-indent="false" fo:background-color="transparent">
        <style:tab-stops/>
      </style:paragraph-properties>
      <style:text-properties officeooo:rsid="034c9b64" officeooo:paragraph-rsid="034c9b64"/>
    </style:style>
    <style:style style:name="P10" style:family="paragraph" style:parent-style-name="Text_20_body">
      <loext:graphic-properties draw:fill="none"/>
      <style:paragraph-properties fo:margin-left="0.499cm" fo:margin-right="0.499cm" fo:margin-top="0cm" fo:margin-bottom="0cm" loext:contextual-spacing="false" fo:line-height="150%" fo:text-align="justify" style:justify-single-word="false" fo:text-indent="0cm" style:auto-text-indent="false" fo:background-color="transparent">
        <style:tab-stops/>
      </style:paragraph-properties>
      <style:text-properties fo:font-weight="bold" officeooo:rsid="034c9b64" officeooo:paragraph-rsid="034c9b64" style:font-weight-asian="bold" style:font-weight-complex="bold"/>
    </style:style>
    <style:style style:name="P11" style:family="paragraph" style:parent-style-name="Text_20_body">
      <loext:graphic-properties draw:fill="none"/>
      <style:paragraph-properties fo:margin-left="0.499cm" fo:margin-right="0.499cm" fo:margin-top="0cm" fo:margin-bottom="0cm" loext:contextual-spacing="false" fo:line-height="150%" fo:text-align="justify" style:justify-single-word="false" fo:text-indent="0cm" style:auto-text-indent="false" fo:background-color="transparent">
        <style:tab-stops/>
      </style:paragraph-properties>
      <style:text-properties fo:color="#000000" style:font-name="CMU Serif1" fo:font-style="normal" fo:font-weight="normal" officeooo:rsid="034c9b64" officeooo:paragraph-rsid="034c9b64" fo:background-color="transparent" style:font-style-asian="normal" style:font-weight-asian="normal" style:font-style-complex="normal" style:font-weight-complex="normal"/>
    </style:style>
    <style:style style:name="P12" style:family="paragraph" style:parent-style-name="Text_20_body">
      <loext:graphic-properties draw:fill="none"/>
      <style:paragraph-properties fo:margin-left="0.499cm" fo:margin-right="0.499cm" fo:margin-top="0cm" fo:margin-bottom="0cm" loext:contextual-spacing="false" fo:line-height="150%" fo:text-align="justify" style:justify-single-word="false" fo:text-indent="0cm" style:auto-text-indent="false" fo:background-color="transparent">
        <style:tab-stops/>
      </style:paragraph-properties>
      <style:text-properties fo:color="#000000" style:font-name="CMU Serif1" fo:font-style="normal" fo:font-weight="normal" officeooo:rsid="034cbfe8" officeooo:paragraph-rsid="034cbfe8" fo:background-color="transparent" style:font-style-asian="normal" style:font-weight-asian="normal" style:font-style-complex="normal" style:font-weight-complex="normal"/>
    </style:style>
    <style:style style:name="P13" style:family="paragraph" style:parent-style-name="Text_20_body">
      <loext:graphic-properties draw:fill="none"/>
      <style:paragraph-properties fo:margin-left="0.499cm" fo:margin-right="0.499cm" fo:margin-top="0cm" fo:margin-bottom="0cm" loext:contextual-spacing="false" fo:line-height="150%" fo:text-align="justify" style:justify-single-word="false" fo:text-indent="0cm" style:auto-text-indent="false" fo:background-color="transparent">
        <style:tab-stops/>
      </style:paragraph-properties>
      <style:text-properties fo:color="#000000" style:font-name="CMU Serif1" fo:font-style="normal" fo:font-weight="normal" officeooo:rsid="037b1e89" officeooo:paragraph-rsid="037b1e89" fo:background-color="transparent" style:font-style-asian="normal" style:font-weight-asian="normal" style:font-style-complex="normal" style:font-weight-complex="normal"/>
    </style:style>
    <style:style style:name="P14" style:family="paragraph" style:parent-style-name="Text_20_body">
      <loext:graphic-properties draw:fill="none"/>
      <style:paragraph-properties fo:margin-left="0.499cm" fo:margin-right="0.499cm" fo:margin-top="0cm" fo:margin-bottom="0cm" loext:contextual-spacing="false" fo:line-height="150%" fo:text-align="justify" style:justify-single-word="false" fo:text-indent="0cm" style:auto-text-indent="false" fo:background-color="transparent">
        <style:tab-stops/>
      </style:paragraph-properties>
      <style:text-properties fo:color="#000000" style:font-name="CMU Serif1" fo:font-style="normal" fo:font-weight="normal" officeooo:rsid="03877629" officeooo:paragraph-rsid="03877629" fo:background-color="transparent" style:font-style-asian="normal" style:font-weight-asian="normal" style:font-style-complex="normal" style:font-weight-complex="normal"/>
    </style:style>
    <style:style style:name="P15" style:family="paragraph" style:parent-style-name="Text_20_body" style:list-style-name="Numbering_20_abc">
      <loext:graphic-properties draw:fill="none"/>
      <style:paragraph-properties fo:margin-top="0cm" fo:margin-bottom="0cm" loext:contextual-spacing="false" fo:line-height="150%" fo:text-align="justify" style:justify-single-word="false" fo:background-color="transparent">
        <style:tab-stops/>
      </style:paragraph-properties>
      <style:text-properties officeooo:paragraph-rsid="038f9df2"/>
    </style:style>
    <style:style style:name="P16" style:family="paragraph" style:parent-style-name="Text_20_body" style:list-style-name="Numbering_20_abc">
      <loext:graphic-properties draw:fill="none"/>
      <style:paragraph-properties fo:margin-top="0cm" fo:margin-bottom="0cm" loext:contextual-spacing="false" fo:line-height="150%" fo:text-align="justify" style:justify-single-word="false" fo:background-color="transparent">
        <style:tab-stops/>
      </style:paragraph-properties>
      <style:text-properties officeooo:paragraph-rsid="0391c193"/>
    </style:style>
    <style:style style:name="P17" style:family="paragraph" style:parent-style-name="Text_20_body" style:list-style-name="Numbering_20_abc">
      <loext:graphic-properties draw:fill="none"/>
      <style:paragraph-properties fo:margin-top="0cm" fo:margin-bottom="0cm" loext:contextual-spacing="false" fo:line-height="150%" fo:text-align="justify" style:justify-single-word="false" fo:background-color="transparent">
        <style:tab-stops/>
      </style:paragraph-properties>
      <style:text-properties fo:font-weight="bold" officeooo:rsid="0391c193" officeooo:paragraph-rsid="0391c193" style:font-weight-asian="bold" style:font-weight-complex="bold"/>
    </style:style>
    <style:style style:name="P18" style:family="paragraph" style:parent-style-name="Text_20_body" style:list-style-name="L4">
      <loext:graphic-properties draw:fill="none"/>
      <style:paragraph-properties fo:margin-top="0cm" fo:margin-bottom="0cm" loext:contextual-spacing="false" fo:line-height="150%" fo:text-align="justify" style:justify-single-word="false" fo:background-color="transparent">
        <style:tab-stops/>
      </style:paragraph-properties>
      <style:text-properties fo:font-weight="bold" officeooo:rsid="0391c193" officeooo:paragraph-rsid="0391c193" style:font-weight-asian="bold" style:font-weight-complex="bold"/>
    </style:style>
    <style:style style:name="P19" style:family="paragraph" style:parent-style-name="Text_20_body" style:list-style-name="Numbering_20_abc">
      <loext:graphic-properties draw:fill="none"/>
      <style:paragraph-properties fo:margin-top="0cm" fo:margin-bottom="0cm" loext:contextual-spacing="false" fo:line-height="150%" fo:text-align="justify" style:justify-single-word="false" fo:background-color="transparent">
        <style:tab-stops/>
      </style:paragraph-properties>
      <style:text-properties officeooo:rsid="038fe80b" officeooo:paragraph-rsid="038fe80b"/>
    </style:style>
    <style:style style:name="P20" style:family="paragraph" style:parent-style-name="Text_20_body" style:list-style-name="Numbering_20_abc">
      <loext:graphic-properties draw:fill="none"/>
      <style:paragraph-properties fo:margin-top="0cm" fo:margin-bottom="0cm" loext:contextual-spacing="false" fo:line-height="150%" fo:text-align="justify" style:justify-single-word="false" fo:background-color="transparent">
        <style:tab-stops/>
      </style:paragraph-properties>
      <style:text-properties officeooo:rsid="0391c193" officeooo:paragraph-rsid="0391c193"/>
    </style:style>
    <style:style style:name="P21" style:family="paragraph" style:parent-style-name="Text_20_body" style:master-page-name="">
      <loext:graphic-properties draw:fill="none"/>
      <style:paragraph-properties fo:margin-left="0.499cm" fo:margin-right="0.499cm" fo:margin-top="0cm" fo:margin-bottom="0cm" loext:contextual-spacing="false" fo:line-height="150%" fo:text-align="justify" style:justify-single-word="false" fo:text-indent="0cm" style:auto-text-indent="false" style:page-number="auto" fo:background-color="transparent">
        <style:tab-stops/>
      </style:paragraph-properties>
      <style:text-properties officeooo:paragraph-rsid="0388ec68"/>
    </style:style>
    <style:style style:name="P22" style:family="paragraph" style:parent-style-name="Text_20_body">
      <loext:graphic-properties draw:fill="none"/>
      <style:paragraph-properties fo:margin-left="0.499cm" fo:margin-right="0.499cm" fo:margin-top="0cm" fo:margin-bottom="0cm" loext:contextual-spacing="false" fo:line-height="150%" fo:text-align="justify" style:justify-single-word="false" fo:text-indent="0cm" style:auto-text-indent="false" fo:background-color="transparent">
        <style:tab-stops/>
      </style:paragraph-properties>
      <style:text-properties officeooo:paragraph-rsid="0388ec68"/>
    </style:style>
    <style:style style:name="P23" style:family="paragraph" style:parent-style-name="Text_20_body">
      <loext:graphic-properties draw:fill="none"/>
      <style:paragraph-properties fo:margin-left="0.499cm" fo:margin-right="0.499cm" fo:margin-top="0cm" fo:margin-bottom="0cm" loext:contextual-spacing="false" fo:line-height="150%" fo:text-align="justify" style:justify-single-word="false" fo:text-indent="0cm" style:auto-text-indent="false" fo:background-color="transparent">
        <style:tab-stops/>
      </style:paragraph-properties>
      <style:text-properties officeooo:rsid="038d3672" officeooo:paragraph-rsid="038d3672"/>
    </style:style>
    <style:style style:name="P24" style:family="paragraph" style:parent-style-name="Título_20_no_20_corpo" style:master-page-name="">
      <loext:graphic-properties draw:fill="none"/>
      <style:paragraph-properties fo:margin-left="0.499cm" fo:margin-right="0cm" fo:margin-top="0cm" fo:margin-bottom="0cm" loext:contextual-spacing="false" fo:line-height="150%" fo:text-align="justify" style:justify-single-word="false" fo:text-indent="0cm" style:auto-text-indent="false" style:page-number="auto" fo:background-color="transparent" fo:keep-with-next="always">
        <style:tab-stops/>
      </style:paragraph-properties>
    </style:style>
    <style:style style:name="P25" style:family="paragraph" style:parent-style-name="Título_20_no_20_corpo" style:master-page-name="">
      <loext:graphic-properties draw:fill="none"/>
      <style:paragraph-properties fo:margin-left="0.499cm" fo:margin-right="0cm" fo:margin-top="0cm" fo:margin-bottom="0cm" loext:contextual-spacing="false" fo:line-height="150%" fo:text-align="justify" style:justify-single-word="false" fo:text-indent="0cm" style:auto-text-indent="false" style:page-number="auto" fo:background-color="transparent" fo:keep-with-next="always">
        <style:tab-stops/>
      </style:paragraph-properties>
    </style:style>
    <style:style style:name="P26" style:family="paragraph" style:parent-style-name="Título_20_no_20_corpo" style:master-page-name="">
      <loext:graphic-properties draw:fill="none"/>
      <style:paragraph-properties fo:margin-left="0.499cm" fo:margin-right="0cm" fo:margin-top="0cm" fo:margin-bottom="0cm" loext:contextual-spacing="false" fo:line-height="150%" fo:text-align="justify" style:justify-single-word="false" fo:text-indent="0cm" style:auto-text-indent="false" style:page-number="auto" fo:background-color="transparent" fo:keep-with-next="always">
        <style:tab-stops/>
      </style:paragraph-properties>
    </style:style>
    <style:style style:name="T1" style:family="text">
      <style:text-properties officeooo:rsid="01517c8b"/>
    </style:style>
    <style:style style:name="T2" style:family="text">
      <style:text-properties fo:font-variant="small-caps" fo:color="#000000" style:font-name="CMU Serif2" fo:font-size="12pt" fo:font-weight="bold" officeooo:rsid="034a7d4e" fo:background-color="transparent" loext:char-shading-value="0"/>
    </style:style>
    <style:style style:name="T3" style:family="text">
      <style:text-properties fo:font-variant="small-caps" fo:color="#000000" style:font-name="CMU Serif2" fo:font-size="12pt" fo:font-weight="bold" officeooo:rsid="03738816" fo:background-color="transparent" loext:char-shading-value="0"/>
    </style:style>
    <style:style style:name="T4" style:family="text">
      <style:text-properties fo:font-variant="small-caps" fo:color="#000000" style:font-name="CMU Serif2" fo:font-size="12pt" fo:font-weight="bold" officeooo:rsid="0387b440" fo:background-color="transparent" loext:char-shading-value="0"/>
    </style:style>
    <style:style style:name="T5" style:family="text">
      <style:text-properties fo:font-variant="small-caps" fo:color="#666666" style:text-position="0% 100%" style:font-name="CMU Serif3" fo:font-size="10.5pt" fo:font-style="normal" fo:font-weight="bold" officeooo:rsid="028da779" fo:background-color="transparent" loext:char-shading-value="0" style:font-size-asian="10.5pt" style:font-weight-asian="bold" style:font-size-complex="10.5pt" style:font-weight-complex="bold"/>
    </style:style>
    <style:style style:name="T6" style:family="text">
      <style:text-properties fo:font-variant="small-caps" fo:color="#ffffff" style:font-name="CMU Serif1" fo:font-size="12pt" fo:font-style="normal" fo:font-weight="normal" officeooo:rsid="02742469" fo:background-color="transparent" loext:char-shading-value="0"/>
    </style:style>
    <style:style style:name="T7" style:family="text">
      <style:text-properties fo:font-variant="small-caps" fo:color="#ffffff" style:font-name="CMU Serif1" fo:font-size="12pt" fo:font-style="normal" fo:font-weight="normal" officeooo:rsid="02b8c0c7" fo:background-color="transparent" loext:char-shading-value="0"/>
    </style:style>
    <style:style style:name="T8" style:family="text">
      <style:text-properties fo:font-variant="small-caps" fo:color="#ffffff" style:font-name="CMU Serif1" fo:font-size="12pt" fo:font-style="normal" fo:font-weight="normal" officeooo:rsid="03738816" fo:background-color="transparent" loext:char-shading-value="0"/>
    </style:style>
    <style:style style:name="T9" style:family="text">
      <style:text-properties fo:font-variant="small-caps" fo:color="#ffffff" style:font-name="CMU Serif2" fo:font-size="16pt" fo:font-style="normal" fo:font-weight="bold" officeooo:rsid="034a7d4e" fo:background-color="transparent" loext:char-shading-value="0" style:font-size-asian="16pt" style:font-size-complex="16pt"/>
    </style:style>
    <style:style style:name="T10" style:family="text">
      <style:text-properties fo:font-variant="small-caps" fo:color="#ffffff" style:font-name="CMU Serif2" fo:font-size="16pt" fo:font-style="normal" fo:font-weight="bold" officeooo:rsid="03738816" fo:background-color="transparent" loext:char-shading-value="0" style:font-size-asian="16pt" style:font-size-complex="16pt"/>
    </style:style>
    <style:style style:name="T11" style:family="text">
      <style:text-properties fo:color="#000000" style:font-name="CMU Serif1" fo:font-style="normal" fo:font-weight="normal" officeooo:rsid="0357a7e3" fo:background-color="transparent" loext:char-shading-value="0" style:font-style-asian="normal" style:font-weight-asian="normal" style:font-style-complex="normal" style:font-weight-complex="normal"/>
    </style:style>
    <style:style style:name="T12" style:family="text">
      <style:text-properties fo:color="#000000" style:font-name="CMU Serif1" fo:font-style="normal" fo:font-weight="normal" officeooo:rsid="035d9b8f" fo:background-color="transparent" loext:char-shading-value="0" style:font-style-asian="normal" style:font-weight-asian="normal" style:font-style-complex="normal" style:font-weight-complex="normal"/>
    </style:style>
    <style:style style:name="T13" style:family="text">
      <style:text-properties fo:color="#000000" style:font-name="CMU Serif1" fo:font-style="normal" fo:font-weight="normal" officeooo:rsid="03658104" fo:background-color="transparent" loext:char-shading-value="0" style:font-style-asian="normal" style:font-weight-asian="normal" style:font-style-complex="normal" style:font-weight-complex="normal"/>
    </style:style>
    <style:style style:name="T14" style:family="text">
      <style:text-properties fo:color="#000000" style:font-name="CMU Serif1" fo:font-style="normal" fo:font-weight="normal" officeooo:rsid="0377b564" fo:background-color="transparent" loext:char-shading-value="0" style:font-style-asian="normal" style:font-weight-asian="normal" style:font-style-complex="normal" style:font-weight-complex="normal"/>
    </style:style>
    <style:style style:name="T15" style:family="text">
      <style:text-properties fo:color="#000000" style:font-name="CMU Serif1" fo:font-style="normal" fo:font-weight="normal" officeooo:rsid="03796fc3" fo:background-color="transparent" loext:char-shading-value="0" style:font-style-asian="normal" style:font-weight-asian="normal" style:font-style-complex="normal" style:font-weight-complex="normal"/>
    </style:style>
    <style:style style:name="T16" style:family="text">
      <style:text-properties fo:color="#000000" style:font-name="CMU Serif1" fo:font-style="normal" fo:font-weight="normal" officeooo:rsid="037b1e89" fo:background-color="transparent" loext:char-shading-value="0" style:font-style-asian="normal" style:font-weight-asian="normal" style:font-style-complex="normal" style:font-weight-complex="normal"/>
    </style:style>
    <style:style style:name="T17" style:family="text">
      <style:text-properties fo:color="#000000" style:font-name="CMU Serif1" fo:font-style="normal" fo:font-weight="normal" officeooo:rsid="037c9b67" fo:background-color="transparent" loext:char-shading-value="0" style:font-style-asian="normal" style:font-weight-asian="normal" style:font-style-complex="normal" style:font-weight-complex="normal"/>
    </style:style>
    <style:style style:name="T18" style:family="text">
      <style:text-properties fo:color="#000000" style:font-name="CMU Serif1" fo:font-style="normal" fo:font-weight="normal" officeooo:rsid="037d48a2" fo:background-color="transparent" loext:char-shading-value="0" style:font-style-asian="normal" style:font-weight-asian="normal" style:font-style-complex="normal" style:font-weight-complex="normal"/>
    </style:style>
    <style:style style:name="T19" style:family="text">
      <style:text-properties fo:color="#000000" style:font-name="CMU Serif1" fo:font-style="normal" fo:font-weight="normal" officeooo:rsid="037dee29" fo:background-color="transparent" loext:char-shading-value="0" style:font-style-asian="normal" style:font-weight-asian="normal" style:font-style-complex="normal" style:font-weight-complex="normal"/>
    </style:style>
    <style:style style:name="T20" style:family="text">
      <style:text-properties fo:color="#000000" style:font-name="CMU Serif1" fo:font-style="normal" fo:font-weight="normal" officeooo:rsid="037ea8f3" fo:background-color="transparent" loext:char-shading-value="0" style:font-style-asian="normal" style:font-weight-asian="normal" style:font-style-complex="normal" style:font-weight-complex="normal"/>
    </style:style>
    <style:style style:name="T21" style:family="text">
      <style:text-properties fo:color="#000000" style:font-name="CMU Serif1" fo:font-style="normal" fo:font-weight="normal" officeooo:rsid="03800d0c" fo:background-color="transparent" loext:char-shading-value="0" style:font-style-asian="normal" style:font-weight-asian="normal" style:font-style-complex="normal" style:font-weight-complex="normal"/>
    </style:style>
    <style:style style:name="T22" style:family="text">
      <style:text-properties fo:color="#000000" style:font-name="CMU Serif1" fo:font-style="normal" fo:font-weight="normal" officeooo:rsid="0380fd6b" fo:background-color="transparent" loext:char-shading-value="0" style:font-style-asian="normal" style:font-weight-asian="normal" style:font-style-complex="normal" style:font-weight-complex="normal"/>
    </style:style>
    <style:style style:name="T23" style:family="text">
      <style:text-properties fo:color="#000000" style:font-name="CMU Serif1" fo:font-style="normal" fo:font-weight="normal" officeooo:rsid="03834941" fo:background-color="transparent" loext:char-shading-value="0" style:font-style-asian="normal" style:font-weight-asian="normal" style:font-style-complex="normal" style:font-weight-complex="normal"/>
    </style:style>
    <style:style style:name="T24" style:family="text">
      <style:text-properties fo:color="#000000" style:font-name="CMU Serif1" fo:font-style="normal" fo:font-weight="normal" officeooo:rsid="038287a5" fo:background-color="transparent" loext:char-shading-value="0" style:font-style-asian="normal" style:font-weight-asian="normal" style:font-style-complex="normal" style:font-weight-complex="normal"/>
    </style:style>
    <style:style style:name="T25" style:family="text">
      <style:text-properties fo:color="#000000" style:font-name="CMU Serif1" fo:font-style="normal" fo:font-weight="normal" officeooo:rsid="0384a0a7" fo:background-color="transparent" loext:char-shading-value="0" style:font-style-asian="normal" style:font-weight-asian="normal" style:font-style-complex="normal" style:font-weight-complex="normal"/>
    </style:style>
    <style:style style:name="T26" style:family="text">
      <style:text-properties fo:color="#000000" style:font-name="CMU Serif1" fo:font-style="normal" fo:font-weight="normal" officeooo:rsid="0384bba0" fo:background-color="transparent" loext:char-shading-value="0" style:font-style-asian="normal" style:font-weight-asian="normal" style:font-style-complex="normal" style:font-weight-complex="normal"/>
    </style:style>
    <style:style style:name="T27" style:family="text">
      <style:text-properties fo:color="#000000" style:font-name="CMU Serif1" fo:font-style="normal" fo:font-weight="normal" officeooo:rsid="03854a13" fo:background-color="transparent" loext:char-shading-value="0" style:font-style-asian="normal" style:font-weight-asian="normal" style:font-style-complex="normal" style:font-weight-complex="normal"/>
    </style:style>
    <style:style style:name="T28" style:family="text">
      <style:text-properties fo:color="#000000" style:font-name="CMU Serif1" fo:font-style="normal" fo:font-weight="normal" officeooo:rsid="03862066" fo:background-color="transparent" loext:char-shading-value="0" style:font-style-asian="normal" style:font-weight-asian="normal" style:font-style-complex="normal" style:font-weight-complex="normal"/>
    </style:style>
    <style:style style:name="T29" style:family="text">
      <style:text-properties fo:color="#000000" style:font-name="CMU Serif1" fo:font-style="normal" fo:font-weight="normal" officeooo:rsid="03877629" fo:background-color="transparent" loext:char-shading-value="0" style:font-style-asian="normal" style:font-weight-asian="normal" style:font-style-complex="normal" style:font-weight-complex="normal"/>
    </style:style>
    <style:style style:name="T30" style:family="text">
      <style:text-properties fo:color="#000000" style:font-name="CMU Serif1" fo:font-style="normal" style:text-underline-style="none" fo:font-weight="normal" fo:background-color="transparent" loext:char-shading-value="0" style:font-style-asian="normal" style:font-weight-asian="normal" style:font-style-complex="normal" style:font-weight-complex="normal"/>
    </style:style>
    <style:style style:name="T31" style:family="text">
      <style:text-properties fo:color="#000000" style:font-name="CMU Serif1" fo:font-style="normal" style:text-underline-style="none" fo:font-weight="normal" officeooo:rsid="0388ec68" fo:background-color="transparent" loext:char-shading-value="0" style:font-style-asian="normal" style:font-weight-asian="normal" style:font-style-complex="normal" style:font-weight-complex="normal"/>
    </style:style>
    <style:style style:name="T32" style:family="text">
      <style:text-properties fo:color="#000000" style:font-name="CMU Serif1" fo:font-style="normal" style:text-underline-style="none" fo:font-weight="normal" officeooo:rsid="038a64f5" fo:background-color="transparent" loext:char-shading-value="0" style:font-style-asian="normal" style:font-weight-asian="normal" style:font-style-complex="normal" style:font-weight-complex="normal"/>
    </style:style>
    <style:style style:name="T33" style:family="text">
      <style:text-properties fo:color="#000000" style:font-name="CMU Serif1" fo:font-style="normal" style:text-underline-style="none" fo:font-weight="normal" officeooo:rsid="038c190b" fo:background-color="transparent" loext:char-shading-value="0" style:font-style-asian="normal" style:font-weight-asian="normal" style:font-style-complex="normal" style:font-weight-complex="normal"/>
    </style:style>
    <style:style style:name="T34" style:family="text">
      <style:text-properties fo:color="#000000" style:font-name="CMU Serif1" fo:font-style="normal" style:text-underline-style="none" fo:font-weight="normal" officeooo:rsid="038f9df2" fo:background-color="transparent" loext:char-shading-value="0" style:font-style-asian="normal" style:font-weight-asian="normal" style:font-style-complex="normal" style:font-weight-complex="normal"/>
    </style:style>
    <style:style style:name="T35" style:family="text">
      <style:text-properties fo:color="#000000" style:font-name="CMU Serif1" fo:font-style="normal" style:text-underline-style="none" fo:font-weight="normal" officeooo:rsid="038fe80b" fo:background-color="transparent" loext:char-shading-value="0" style:font-style-asian="normal" style:font-weight-asian="normal" style:font-style-complex="normal" style:font-weight-complex="normal"/>
    </style:style>
    <style:style style:name="T36" style:family="text">
      <style:text-properties fo:color="#000000" style:font-name="CMU Serif1" fo:font-style="normal" style:text-underline-style="none" fo:font-weight="normal" officeooo:rsid="0391c193" fo:background-color="transparent" loext:char-shading-value="0" style:font-style-asian="normal" style:font-weight-asian="normal" style:font-style-complex="normal" style:font-weight-complex="normal"/>
    </style:style>
    <style:style style:name="T37" style:family="text">
      <style:text-properties fo:color="#000000" style:font-name="CMU Serif1" fo:font-style="normal" style:text-underline-style="none" fo:background-color="transparent" loext:char-shading-value="0" style:font-style-asian="normal" style:font-style-complex="normal"/>
    </style:style>
    <style:style style:name="T38" style:family="text">
      <style:text-properties fo:color="#000000" style:font-name="CMU Serif1" fo:font-style="normal" style:text-underline-style="none" officeooo:rsid="038d3672" fo:background-color="transparent" loext:char-shading-value="0" style:font-style-asian="normal" style:font-style-complex="normal"/>
    </style:style>
    <style:style style:name="T39" style:family="text">
      <style:text-properties fo:color="#000000" style:font-name="CMU Serif1" fo:font-style="normal" officeooo:rsid="033bc50f" fo:background-color="transparent" loext:char-shading-value="0" style:font-style-asian="normal" style:font-style-complex="normal"/>
    </style:style>
    <style:style style:name="T40" style:family="text">
      <style:text-properties fo:font-weight="bold" officeooo:rsid="0211de9e" fo:background-color="transparent" loext:char-shading-value="0" style:font-size-asian="10.5pt" style:font-weight-asian="bold" style:font-size-complex="10.5pt" style:font-weight-complex="bold"/>
    </style:style>
    <style:style style:name="T41" style:family="text">
      <style:text-properties officeooo:rsid="03517c31"/>
    </style:style>
    <style:style style:name="T42" style:family="text">
      <style:text-properties officeooo:rsid="0391c193"/>
    </style:style>
    <style:style style:name="T43" style:family="text">
      <style:text-properties fo:font-weight="normal" style:font-weight-asian="normal" style:font-weight-complex="normal"/>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REO </text:span><text:span text:style-name="T8">6</text:span><text:span text:style-name="T6"> – </text:span><text:span text:style-name="T7">Processos de Software</text:span></text:p>
      <text:p text:style-name="P4"><text:span text:style-name="T9">Treinando Conceitos de </text:span><text:span text:style-name="T10">Riscos</text:span></text:p>
      <text:p text:style-name="P2">Pedro Antônio de Souza <text:span text:style-name="T1">(</text:span>201810557<text:span text:style-name="T1">)</text:span></text:p>
      <text:p text:style-name="Autor_20_Cabeçalho"/>
      <text:p text:style-name="P1"><text:span text:style-name="Numeração_20_de_20_questão"><text:span text:style-name="T40">1. </text:span></text:span><text:span text:style-name="T2">Glossário e conceitos chaves do processo de </text:span><text:span text:style-name="T3">Gerência de Riscos</text:span></text:p>
      <text:p text:style-name="P24"><text:span text:style-name="T39">Risco</text:span></text:p>
      <text:p text:style-name="P6"><text:span text:style-name="T14">Um risco é um</text:span><text:span text:style-name="T15">a</text:span><text:span text:style-name="T14"> </text:span><text:span text:style-name="T15">circunstância </text:span><text:span text:style-name="T14">ou fenômeno </text:span><text:span text:style-name="T15">que possui ocorrência incerta, mas, caso aconteça, produzirá um consequências </text:span><text:span text:style-name="T28">(positivas ou negativas)</text:span><text:span text:style-name="T15"> na execução do projeto.</text:span></text:p>
      <text:p text:style-name="P9"/>
      <text:p text:style-name="P24">Fatores de Risco</text:p>
      <text:p text:style-name="P13"><text:span text:style-name="T41">F</text:span>atores de risco são situações que aumentam a probabilidade de ocorrência de riscos.</text:p>
      <text:p text:style-name="P10"/>
      <text:p text:style-name="P24">Probabilidade (em Riscos)</text:p>
      <text:p text:style-name="P8"><text:span text:style-name="T11">A </text:span><text:span text:style-name="T16">probabilidade é um </text:span><text:span text:style-name="T17">componente que representa o grau de certeza que um </text:span><text:span text:style-name="T18">risco ocorrerá. Em riscos, a probabilidade </text:span><text:span text:style-name="T22">deve ser</text:span><text:span text:style-name="T18"> definida em termos </text:span><text:span text:style-name="T20">ordenados</text:span><text:span text:style-name="T18"> </text:span><text:span text:style-name="T22">que possuem valores associados</text:span><text:span text:style-name="T18">, por exemplo </text:span><text:span text:style-name="T21">e: baixa (0,0 a 0,3), média (0,4 a 0,7) e alta (0,8 a 1,0)</text:span><text:span text:style-name="T18">.</text:span></text:p>
      <text:p text:style-name="P11"/>
      <text:p text:style-name="P24">Impacto (em Riscos)</text:p>
      <text:p text:style-name="P8"><text:span text:style-name="T18">O impacto é um componente que representa </text:span><text:span text:style-name="T19">o grau do efeito causado pelo risco na execução do projeto. Em riscos, o impacto é definido </text:span><text:span text:style-name="T18">em termos </text:span><text:span text:style-name="T20">ordenados</text:span><text:span text:style-name="T18"> </text:span><text:span text:style-name="T22">que possuem valores associados</text:span><text:span text:style-name="T18">, por exemplo baixo (0 a 3), médio (4 a 6), alto (7 a 8) e muito alto (9 a 10).</text:span></text:p>
      <text:p text:style-name="P11"/>
      <text:p text:style-name="P24">Exposição (em Riscos)</text:p>
      <text:p text:style-name="P7"><text:span text:style-name="T12">A </text:span><text:span text:style-name="T19">exposição </text:span><text:span text:style-name="T23">ao</text:span><text:span text:style-name="T19"> risco </text:span><text:span text:style-name="T22">é uma medida </text:span><text:span text:style-name="T24">calculada pela multiplicação da probabilidade e o impacto </text:span><text:span text:style-name="T23">de um determinado risco</text:span><text:span text:style-name="T24">. </text:span><text:span text:style-name="T23">Essa medida pode ser utilizada para </text:span><text:span text:style-name="T25">estimar e controlar o esforço da gerência para cada um dos riscos.</text:span></text:p>
      <text:p text:style-name="P11"><text:soft-page-break/></text:p>
      <text:p text:style-name="P24">Plano de Mitigação</text:p>
      <text:p text:style-name="P5"><text:span text:style-name="T13">P</text:span><text:span text:style-name="T26">lano de </text:span><text:span text:style-name="T29">M</text:span><text:span text:style-name="T26">itigação é um</text:span><text:span text:style-name="T27">a estratégia definida para</text:span><text:span text:style-name="T26"> </text:span><text:span text:style-name="T27">reduzir a exposição </text:span><text:span text:style-name="T28">aos riscos negativos, isto é, diminuir as probabilidades e/ou impactos desses riscos.</text:span></text:p>
      <text:p text:style-name="P12"/>
      <text:p text:style-name="P24">Plano de Contingência</text:p>
      <text:p text:style-name="P14">Plano de Contingência é uma estratégia definida para controlar e atenuar as consequências de riscos negativos que vierem a acontecer.</text:p>
      <text:p text:style-name="P1"><text:span text:style-name="Numeração_20_de_20_questão"><text:span text:style-name="T5">2. </text:span></text:span><text:span text:style-name="T4">Gerenciando riscos</text:span></text:p>
      <text:p text:style-name="P21"><text:span text:style-name="T31">Antes da </text:span><text:span text:style-name="T32">analisar</text:span><text:span text:style-name="T31"> os riscos, </text:span><text:span text:style-name="T33">as medidas de probabilidade e as de impacto serão definidas.</text:span><text:span text:style-name="T31"> </text:span><text:span text:style-name="T33">A probabilidade de um risco será definida como baixa (1), média (2) ou alta (3). Por sua vez, um impacto será definido como baixo (1), médio (2), alto (2) ou muito alto (4).</text:span></text:p>
      <text:p text:style-name="P22"><text:span text:style-name="T33"/></text:p>
      <text:p text:style-name="P23"><text:span text:style-name="T33">C</text:span><text:span text:style-name="T30">om as possíveis medidas definidas, segue a análise dos riscos:</text:span></text:p>
      <text:list xml:id="list636471768" text:style-name="L4">
        <text:list-item>
          <text:p text:style-name="P18"><text:span text:style-name="T38">I</text:span><text:span text:style-name="T37">r a um show do Nando Reis</text:span></text:p>
        </text:list-item>
      </text:list>
      <text:list xml:id="list3935815016" text:style-name="Numbering_20_abc">
        <text:list-item>
          <text:list>
            <text:list-item>
              <text:p text:style-name="P15"><text:span text:style-name="T34">Pela </text:span><text:span text:style-name="T35">falta de espaço no local do </text:span><text:span text:style-name="T34">show, </text:span><text:span text:style-name="T35">as pessoas podem não manter um distanciamento seguro. Dessa forma, </text:span><text:span text:style-name="T36">uma pessoa infectada com coronavírus, pode infectar as demais</text:span><text:span text:style-name="T35">.</text:span></text:p>
            </text:list-item>
            <text:list-item>
              <text:p text:style-name="P19"><text:span text:style-name="T30">Esse risco possui probabilidade média (2), impacto muito alto (4) e, portanto, sua exposição é 8.</text:span></text:p>
            </text:list-item>
            <text:list-item>
              <text:p text:style-name="P20"><text:span text:style-name="T30">Caso as pessoas que frequentaram o show sejam infectadas, deve-se isolar todos que frequentaram o mesmo ambiente (mesmo aqueles que não apresentam sintomas).</text:span></text:p>
            </text:list-item>
          </text:list>
        </text:list-item>
        <text:list-item>
          <text:p text:style-name="P17"><text:span text:style-name="T37">Trabalhar home-office</text:span></text:p>
          <text:list>
            <text:list-item>
              <text:p text:style-name="P16"><text:span text:style-name="T36">Durante o verão, onde as chuvas e incidência de raios são maiores, alguma queda de energia pode acontecer como consequência de fenômenos naturais. Assim, impossibilita-se a execução do trabalho.</text:span></text:p>
            </text:list-item>
            <text:list-item>
              <text:p text:style-name="P20"><text:span text:style-name="T30">Esse risco possui probabilidade baixa (1), impacto alto (3) e, portanto, sua exposição é 3.</text:span></text:p>
            </text:list-item>
            <text:list-item>
              <text:p text:style-name="P16"><text:soft-page-break/><text:span text:style-name="T36">Caso alguma queda de energia aconteça, deve-se ligar para a companhia elétrica e gravar a ligação para apresentá-la aos superiores. Assim, evita-se mal-entendidos e avaliações de baixo desempenho.</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Open Sans" svg:font-family="'Open Sans',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CMU Typewriter Text" svg:font-family="'CMU Typewriter Text'" style:font-adornments="Claro" style:font-family-generic="modern" style:font-pitch="variable"/>
    <style:font-face style:name="CMU Classical Serif" svg:font-family="'CMU Classical Serif'" style:font-adornments="Itálico" style:font-family-generic="roman" style:font-pitch="variable"/>
    <style:font-face style:name="CMU Serif" svg:font-family="'CMU Serif'" style:font-adornments="Itálico" style:font-family-generic="roman" style:font-pitch="variable"/>
    <style:font-face style:name="CMU Serif2" svg:font-family="'CMU Serif'" style:font-adornments="Negrito" style:font-family-generic="roman" style:font-pitch="variable"/>
    <style:font-face style:name="CMU Serif3" svg:font-family="'CMU Serif'" style:font-adornments="Regular" style:font-family-generic="roman" style:font-pitch="variable"/>
    <style:font-face style:name="CMU Serif1" svg:font-family="'CMU Serif'"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cccccc" draw:end-color="#ffffff" draw:start-intensity="95%" draw:end-intensity="100%" draw:angle="300" draw:border="0%"/>
    <draw:gradient draw:name="Gradient_20_10" draw:display-name="Gradient 10" draw:style="linear" draw:start-color="#b2b2b2" draw:end-color="#eeeeee" draw:start-intensity="100%" draw:end-intensity="100%" draw:angle="1650" draw:border="0%"/>
    <draw:gradient draw:name="Gradient_20_11" draw:display-name="Gradient 11" draw:style="linear" draw:start-color="#b2b2b2" draw:end-color="#ffffff" draw:start-intensity="100%" draw:end-intensity="100%" draw:angle="1800" draw:border="0%"/>
    <draw:gradient draw:name="Gradient_20_12" draw:display-name="Gradient 12" draw:style="linear" draw:start-color="#b2b2b2" draw:end-color="#ffffff" draw:start-intensity="100%" draw:end-intensity="100%" draw:angle="300" draw:border="0%"/>
    <draw:gradient draw:name="Gradient_20_13" draw:display-name="Gradient 13" draw:style="linear" draw:start-color="#cccccc" draw:end-color="#ffffff" draw:start-intensity="100%" draw:end-intensity="100%" draw:angle="900" draw:border="0%"/>
    <draw:gradient draw:name="Gradient_20_2" draw:display-name="Gradient 2" draw:style="axial" draw:start-color="#cccccc" draw:end-color="#ffffff" draw:start-intensity="100%" draw:end-intensity="100%" draw:angle="300" draw:border="0%"/>
    <draw:gradient draw:name="Gradient_20_3" draw:display-name="Gradient 3" draw:style="radial" draw:cx="0%" draw:cy="0%" draw:start-color="#cccccc" draw:end-color="#ffffff" draw:start-intensity="100%" draw:end-intensity="100%" draw:border="0%"/>
    <draw:gradient draw:name="Gradient_20_32" draw:display-name="Gradient 32" draw:style="linear" draw:start-color="#eeeeee" draw:end-color="#dddddd" draw:start-intensity="100%" draw:end-intensity="100%" draw:angle="900" draw:border="0%"/>
    <draw:gradient draw:name="Gradient_20_4" draw:display-name="Gradient 4" draw:style="linear" draw:start-color="#cccccc" draw:end-color="#ffffff" draw:start-intensity="100%" draw:end-intensity="100%" draw:angle="300" draw:border="0%"/>
    <draw:gradient draw:name="Gradient_20_5" draw:display-name="Gradient 5" draw:style="linear" draw:start-color="#cccccc" draw:end-color="#eeeeee" draw:start-intensity="100%" draw:end-intensity="100%" draw:angle="300" draw:border="0%"/>
    <draw:gradient draw:name="Gradient_20_6" draw:display-name="Gradient 6" draw:style="linear" draw:start-color="#ffffff" draw:end-color="#cccccc" draw:start-intensity="100%" draw:end-intensity="100%" draw:angle="300" draw:border="0%"/>
    <draw:gradient draw:name="Gradient_20_7" draw:display-name="Gradient 7" draw:style="linear" draw:start-color="#eeeeee" draw:end-color="#cccccc" draw:start-intensity="100%" draw:end-intensity="100%" draw:angle="300" draw:border="0%"/>
    <draw:gradient draw:name="Gradient_20_8" draw:display-name="Gradient 8" draw:style="linear" draw:start-color="#b2b2b2" draw:end-color="#eeeeee" draw:start-intensity="100%" draw:end-intensity="100%" draw:angle="300" draw:border="0%"/>
    <draw:gradient draw:name="Gradient_20_9" draw:display-name="Gradient 9" draw:style="linear" draw:start-color="#b2b2b2" draw:end-color="#eeeeee" draw:start-intensity="100%" draw:end-intensity="100%" draw:angle="1500" draw:border="0%"/>
    <draw:gradient draw:name="London_20_Mist" draw:display-name="London Mist" draw:style="linear" draw:start-color="#cccccc" draw:end-color="#666666"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ubmarine" draw:style="linear" draw:start-color="#dde8cb" draw:end-color="#b4c7dc" draw:start-intensity="100%" draw:end-intensity="100%" draw:angle="0" draw:border="0%"/>
    <draw:hatch draw:name="Red_20_Crossed_20_0_20_Degrees" draw:display-name="Red Crossed 0 Degrees" draw:style="double" draw:color="#800000" draw:distance="0.076cm" draw:rotation="900"/>
    <draw:fill-image draw:name="Parchment_20_Paper" draw:display-name="Parchment Paper" xlink:href="Pictures/1000000000000200000002008D623C5F287E0076.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1.199cm" style:auto-text-indent="false"/>
      <style:text-properties fo:color="#000000" style:font-name="CMU Serif1" fo:font-family="'CMU Serif'" style:font-style-name="Roman" style:font-family-generic="roman" style:font-pitch="variable" fo:font-weight="normal"/>
    </style:style>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master-page-name="">
      <style:paragraph-properties fo:margin-left="0cm" fo:margin-right="0cm" fo:margin-top="0cm" fo:margin-bottom="0cm" loext:contextual-spacing="false" fo:line-height="150%" fo:text-align="justify" style:justify-single-word="false" fo:text-indent="1.199cm" style:auto-text-indent="false" style:page-number="auto">
        <style:tab-stops/>
      </style:paragraph-properties>
      <style:text-properties style:font-name="CMU Serif1" fo:font-family="'CMU Serif'" style:font-style-name="Roman" style:font-family-generic="roman" style:font-pitch="variable" fo:font-weight="normal" fo:background-color="transparent"/>
    </style:style>
    <style:style style:name="List" style:family="paragraph" style:hidden="true" style:parent-style-name="Text_20_body" style:class="list">
      <style:text-properties style:font-size-asian="12pt" style:font-name-complex="Lohit Devanagari1" style:font-family-complex="'Lohit Devanagari'"/>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ohit Devanagari1" style:font-family-complex="'Lohit Devanagari'"/>
    </style:style>
    <style:style style:name="Signature" style:family="paragraph" style:hidden="true" style:parent-style-name="Standard" style:class="text">
      <style:paragraph-properties text:number-lines="false" text:line-number="0"/>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Frame_20_contents" style:display-name="Frame contents" style:family="paragraph" style:hidden="true" style:parent-style-name="Standard" style:class="extra"/>
    <style:style style:name="Table_20_Contents" style:display-name="Table Contents" style:family="paragraph" style:hidden="true" style:parent-style-name="Standard" style:class="extra">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Figure" style:family="paragraph" style:hidden="true" style:parent-style-name="Caption" style:class="extra"/>
    <style:style style:name="Illustration" style:family="paragraph" style:hidden="true" style:parent-style-name="Caption" style:class="extra"/>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Drawing" style:family="paragraph" style:hidden="true" style:parent-style-name="Caption" style:class="extra"/>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hidden="true" style:parent-style-name="Caption" style:class="extra"/>
    <style:style style:name="Text" style:family="paragraph" style:hidden="true" style:parent-style-name="Caption" style:class="extra"/>
    <style:style style:name="Heading_20_1" style:display-name="Heading 1" style:family="paragraph" style:hidden="true"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s_20_personalizados" style:display-name="Títulos personalizados" style:family="paragraph" style:next-style-name="Text_20_body" style:master-page-name="">
      <style:paragraph-properties fo:margin-top="0.499cm" fo:margin-bottom="0.199cm" loext:contextual-spacing="false" fo:keep-together="always" fo:orphans="0" fo:widows="0" style:page-number="auto" fo:padding-left="0.15cm" fo:padding-right="0.101cm" fo:padding-top="0cm" fo:padding-bottom="0cm" fo:border-left="none" fo:border-right="none" fo:border-top="none" fo:border-bottom="0.74pt solid #000000" fo:keep-with-next="always"/>
      <style:text-properties fo:font-variant="small-caps" style:font-name="CMU Serif2" fo:font-family="'CMU Serif'" style:font-style-name="Negrito" style:font-family-generic="roman" style:font-pitch="variable" fo:font-weight="bold"/>
    </style:style>
    <style:style style:name="Título_20_do_20_relatório" style:display-name="Título do relatório" style:family="paragraph" style:parent-style-name="Títulos_20_personalizados" style:master-page-name="">
      <loext:graphic-properties draw:fill="solid" draw:fill-color="#000000"/>
      <style:paragraph-properties fo:margin-left="0cm" fo:margin-right="0cm" fo:margin-top="0cm" fo:margin-bottom="0cm" loext:contextual-spacing="false" style:register-true="false" fo:text-indent="0cm" style:auto-text-indent="false" style:page-number="auto" fo:background-color="#000000" fo:padding="0.101cm" fo:border="none" style:join-border="false">
        <style:tab-stops/>
      </style:paragraph-properties>
      <style:text-properties fo:font-variant="small-caps" fo:color="#ffffff" style:font-name="CMU Serif2" fo:font-family="'CMU Serif'" style:font-style-name="Negrito" style:font-family-generic="roman" style:font-pitch="variable" fo:font-size="16pt" fo:font-style="normal" fo:font-weight="bold" fo:background-color="transparent"/>
    </style:style>
    <style:style style:name="Autor_20_Cabeçalho" style:display-name="Autor Cabeçalho" style:family="paragraph">
      <style:paragraph-properties fo:margin-top="0.101cm" fo:margin-bottom="1cm" loext:contextual-spacing="true" fo:line-height="100%" fo:text-align="end" style:justify-single-word="false">
        <style:tab-stops/>
      </style:paragraph-properties>
      <style:text-properties style:font-name="CMU Classical Serif" fo:font-family="'CMU Classical Serif'" style:font-style-name="Itálico" style:font-family-generic="roman" style:font-pitch="variable" fo:font-size="10pt" fo:font-style="italic" fo:font-weight="normal"/>
    </style:style>
    <style:style style:name="Título_20_Seção" style:display-name="Título Seção" style:family="paragraph" style:parent-style-name="Títulos_20_personalizados" style:next-style-name="Text_20_body" style:master-page-name="">
      <loext:graphic-properties draw:fill="solid" draw:fill-color="#eeeeee" draw:fill-gradient-name="Gradient_20_32" draw:gradient-step-count="0" draw:fill-hatch-name="Red_20_Crossed_20_0_20_Degrees" draw:fill-hatch-solid="false" draw:fill-image-name="Parchment_20_Paper" draw:fill-image-width="0cm" draw:fill-image-height="0cm" style:repeat="no-repeat" draw:fill-image-ref-point-x="0%" draw:fill-image-ref-point-y="0%" draw:fill-image-ref-point="bottom-left"/>
      <style:paragraph-properties fo:margin-left="0cm" fo:margin-right="0cm" fo:margin-top="0.7cm" fo:margin-bottom="0.199cm" loext:contextual-spacing="false" fo:text-align="justify" style:justify-single-word="false" fo:keep-together="always" fo:orphans="0" fo:widows="0" fo:text-indent="0cm" style:auto-text-indent="false" style:page-number="auto" fo:background-color="#eeeeee" fo:padding-left="0.101cm" fo:padding-right="0.101cm" fo:padding-top="0.049cm" fo:padding-bottom="0.049cm" fo:border-left="2.01pt solid #dddddd" fo:border-right="none" fo:border-top="none" fo:border-bottom="none" fo:keep-with-next="always" style:join-border="false">
        <style:tab-stops/>
      </style:paragraph-properties>
      <style:text-properties fo:font-variant="small-caps" fo:color="#000000" style:font-name="CMU Serif2" fo:font-family="'CMU Serif'" style:font-style-name="Negrito" style:font-family-generic="roman" style:font-pitch="variable" fo:font-size="12pt" fo:font-weight="bold" fo:background-color="transparent"/>
    </style:style>
    <style:style style:name="Tópicos" style:family="paragraph" style:default-outline-level="" style:list-style-name="List_20_4" style:master-page-name="">
      <style:paragraph-properties fo:margin-top="0cm" fo:margin-bottom="0.3cm" loext:contextual-spacing="false" fo:text-align="justify" style:justify-single-word="false" fo:keep-together="always" fo:orphans="0" fo:widows="0" fo:hyphenation-ladder-count="no-limit" style:register-true="false" style:page-number="auto" fo:padding-left="0cm" fo:padding-right="2cm" fo:padding-top="0cm" fo:padding-bottom="0cm" fo:border="none" fo:keep-with-next="auto" text:number-lines="false" text:line-number="0" style:snap-to-layout-grid="false">
        <style:tab-stops/>
      </style:paragraph-properties>
      <style:text-properties style:text-outline="false" style:text-line-through-style="none" style:text-line-through-type="none" style:font-name="CMU Serif3" fo:font-family="'CMU Serif'" style:font-style-name="Regular" style:font-family-generic="roman" style:font-pitch="variable" fo:font-size="12pt" fo:text-shadow="none" style:text-underline-style="none" style:text-rotation-angle="0" style:text-rotation-scale="line-height" style:font-relief="none" style:text-overline-style="none" style:text-overline-color="font-color" fo:hyphenate="false" fo:hyphenation-remain-char-count="2" fo:hyphenation-push-char-count="2" loext:hyphenation-no-caps="false"/>
    </style:style>
    <style:style style:name="Pré-título" style:family="paragraph" style:parent-style-name="Título_20_do_20_relatório" style:master-page-name="">
      <loext:graphic-properties draw:fill="solid" draw:fill-color="#010101"/>
      <style:paragraph-properties fo:margin-left="0cm" fo:margin-right="0cm" fo:margin-top="0cm" fo:margin-bottom="0.15cm" loext:contextual-spacing="false" fo:text-indent="0cm" style:auto-text-indent="false" style:page-number="auto" fo:background-color="#010101" fo:padding-left="0.101cm" fo:padding-right="0.101cm" fo:padding-top="0cm" fo:padding-bottom="0cm" fo:border="none" style:join-border="false">
        <style:tab-stops/>
      </style:paragraph-properties>
      <style:text-properties style:font-name="CMU Serif1" fo:font-family="'CMU Serif'" style:font-style-name="Roman" style:font-family-generic="roman" style:font-pitch="variable" fo:font-size="12pt" fo:font-weight="normal"/>
    </style:style>
    <style:style style:name="Bloco_20_de_20_texto" style:display-name="Bloco de texto" style:family="paragraph" style:parent-style-name="Text_20_body" style:next-style-name="Text_20_body" style:master-page-name="">
      <loext:graphic-properties draw:fill="none" draw:fill-color="#eeeeee"/>
      <style:paragraph-properties fo:margin-left="2.499cm" fo:margin-right="2cm" fo:margin-top="0cm" fo:margin-bottom="0.6cm" loext:contextual-spacing="false" fo:line-height="100%" fo:keep-together="always" fo:orphans="0" fo:widows="0" fo:text-indent="0cm" style:auto-text-indent="false" style:page-number="auto" fo:background-color="transparent" fo:padding="0.199cm" fo:border-left="none" fo:border-right="none" fo:border-top="0.99pt solid #000000" fo:border-bottom="0.99pt solid #000000">
        <style:tab-stops/>
      </style:paragraph-properties>
      <style:text-properties fo:font-size="11pt"/>
    </style:style>
    <style:style style:name="Título_20_bloco_20_de_20_texto" style:display-name="Título bloco de texto" style:family="paragraph" style:next-style-name="Bloco_20_de_20_texto" style:master-page-name="">
      <style:paragraph-properties fo:margin-left="2.499cm" fo:margin-right="2cm" fo:margin-top="0.3cm" fo:margin-bottom="0cm" loext:contextual-spacing="false" fo:line-height="100%" fo:keep-together="always" fo:orphans="0" fo:widows="0" style:register-true="false" fo:text-indent="0cm" style:auto-text-indent="false" style:page-number="auto" fo:padding-left="0.101cm" fo:padding-right="0.101cm" fo:padding-top="0cm" fo:padding-bottom="0cm" fo:border="none" fo:keep-with-next="always">
        <style:tab-stops/>
      </style:paragraph-properties>
      <style:text-properties fo:text-transform="uppercase" fo:font-size="10pt" fo:font-style="normal" fo:font-weight="bold"/>
    </style:style>
    <style:style style:name="Título_20_no_20_corpo" style:display-name="Título no corpo" style:family="paragraph" style:parent-style-name="Text_20_body" style:master-page-name="">
      <style:paragraph-properties fo:margin-left="0cm" fo:margin-right="0cm" fo:text-indent="0cm" style:auto-text-indent="false" style:page-number="auto" fo:keep-with-next="always"/>
      <style:text-properties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staque" style:family="text">
      <style:text-properties fo:color="#000000" style:font-name="CMU Serif3" fo:font-family="'CMU Serif'" style:font-style-name="Regular" style:font-family-generic="roman" style:font-pitch="variable" fo:background-color="#eaff00"/>
    </style:style>
    <style:style style:name="Destaque_20_Forte" style:display-name="Destaque Forte" style:family="text" style:parent-style-name="Destaque">
      <style:text-properties fo:font-weight="bold"/>
    </style:style>
    <style:style style:name="Palavra_20_especial" style:display-name="Palavra especial" style:family="text">
      <style:text-properties style:font-name="CMU Serif" fo:font-family="'CMU Serif'" style:font-style-name="Itálico" style:font-family-generic="roman" style:font-pitch="variable" fo:font-style="italic" fo:font-weight="normal"/>
    </style:style>
    <style:style style:name="Código" style:family="text">
      <style:text-properties style:font-name="CMU Typewriter Text" fo:font-family="'CMU Typewriter Text'" style:font-style-name="Claro" style:font-family-generic="modern" style:font-pitch="variable" fo:font-size="10pt" fo:font-weight="normal"/>
    </style:style>
    <style:style style:name="Código_20_no_20_corpo_20_do_20_texto" style:display-name="Código no corpo do texto" style:family="text" style:parent-style-name="Código">
      <style:text-properties fo:color="#000000" fo:font-size="10pt" fo:background-color="#dddddd"/>
    </style:style>
    <style:style style:name="Corpo" style:family="text">
      <style:text-properties style:font-name="CMU Serif3" fo:font-family="'CMU Serif'" style:font-style-name="Regular" style:font-family-generic="roman" style:font-pitch="variable" fo:background-color="transparent"/>
    </style:style>
    <style:style style:name="Comentário_20_Código" style:display-name="Comentário Código" style:family="text" style:parent-style-name="Código">
      <style:text-properties fo:color="#808080" fo:font-style="oblique" fo:font-weight="150"/>
    </style:style>
    <style:style style:name="Sem_20_título1" style:display-name="Sem título1" style:family="text" style:parent-style-name="Código">
      <style:text-properties fo:font-size="10pt"/>
    </style:style>
    <style:style style:name="Sem_20_título2" style:display-name="Sem título2" style:family="text" style:parent-style-name="Código_20_no_20_corpo_20_do_20_texto">
      <style:text-properties fo:font-size="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Numeração_20_de_20_questão" style:display-name="Numeração de questão" style:family="text">
      <style:text-properties fo:font-variant="small-caps" fo:color="#666666" style:text-position="0% 100%" style:font-name="CMU Serif3" fo:font-family="'CMU Serif'" style:font-style-name="Regular" style:font-family-generic="roman" style:font-pitch="variable" fo:font-size="10.5pt" fo:font-style="norm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1">
        <style:list-level-properties text:list-level-position-and-space-mode="label-alignment">
          <style:list-level-label-alignment text:label-followed-by="listtab" text:list-tab-stop-position="1.965cm" fo:text-indent="-0.7cm" fo:margin-left="1.96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665cm" fo:text-indent="-0.7cm" fo:margin-left="2.66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366cm" fo:text-indent="-0.7cm" fo:margin-left="3.366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066cm" fo:text-indent="-0.7cm" fo:margin-left="4.066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766cm" fo:text-indent="-0.7cm" fo:margin-left="4.766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466cm" fo:text-indent="-0.7cm" fo:margin-left="5.466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167cm" fo:text-indent="-0.7cm" fo:margin-left="6.16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867cm" fo:text-indent="-0.7cm" fo:margin-left="6.86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7.567cm" fo:text-indent="-0.7cm" fo:margin-left="7.56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267cm" fo:text-indent="-0.7cm" fo:margin-left="8.267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cm" fo:margin-left="1cm"/>
        </style:list-level-properties>
        <style:text-properties style:font-name="OpenSymbol"/>
      </text:list-level-style-bullet>
      <text:list-level-style-bullet text:level="2" text:style-name="Numbering_20_Symbols" text:bullet-char="•">
        <style:list-level-properties text:list-level-position-and-space-mode="label-alignment" fo:text-align="center">
          <style:list-level-label-alignment text:label-followed-by="space" fo:text-indent="-18.399cm" fo:margin-left="20.8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fo:text-align="end">
          <style:list-level-label-alignment text:label-followed-by="space" fo:margin-left="1.499cm"/>
        </style:list-level-properties>
        <style:text-properties style:font-name="OpenSymbol1"/>
      </text:list-level-style-bullet>
      <text:list-level-style-bullet text:level="2" text:style-name="Bullet_20_Symbols" text:bullet-char="">
        <style:list-level-properties text:list-level-position-and-space-mode="label-alignment" fo:text-align="end">
          <style:list-level-label-alignment text:label-followed-by="space" fo:margin-left="2.499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3T16:40:29.928421003</meta:creation-date>
    <dc:date>2022-04-14T19:02:01.014610846</dc:date>
    <meta:editing-duration>PT3H44M42S</meta:editing-duration>
    <meta:editing-cycles>118</meta:editing-cycles>
    <meta:generator>LibreOffice/6.4.7.2$Linux_X86_64 LibreOffice_project/40$Build-2</meta:generator>
    <meta:document-statistic meta:table-count="0" meta:image-count="0" meta:object-count="0" meta:page-count="3" meta:paragraph-count="29" meta:word-count="473" meta:character-count="2871" meta:non-whitespace-character-count="2434"/>
  </office:meta>
</office:document-meta>
</file>